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7" draw:name="Shape3_22" draw:style-name="gr1" draw:text-style-name="P72" svg:x1="0.6799in" svg:y1="0.1846in" svg:x2="2.0571in" svg:y2="0.1846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32:06.667000000</dc:date>
    <meta:editing-duration>P1DT20H14M36S</meta:editing-duration>
    <meta:editing-cycles>1015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